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a02b" officeooo:paragraph-rsid="0013a02b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TP2 Da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2:05:53.865449089</meta:creation-date>
    <dc:date>2020-07-12T12:06:38.876245289</dc:date>
    <meta:editing-duration>PT48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0.7.3$Linux_X86_64 LibreOffice_project/00m0$Build-3</meta:generator>
  </office:meta>
</office:document-meta>
</file>